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mittanceAdvice-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mittanceAdvice">
            <text:p>RemittanceAdvice</text:p>
          </table:table-cell>
          <table:table-cell table:style-name="ce8" office:value-type="string" office:string-value="Remittance Advice. Details">
            <text:p>Remittance Advice. Details</text:p>
          </table:table-cell>
          <table:table-cell table:style-name="ce8" office:value-type="string" office:string-value=""/>
          <table:table-cell table:style-name="ce8" office:value-type="string" office:string-value="Remittance Advice">
            <text:p>Remittance Adv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hat specifies details of an actual payment.">
            <text:p>A document that specifies details of an actual pay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mittance Advice. UBL Version Identifier. Identifier">
            <text:p>Remittance Advice. UBL Version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mittance Advice. Customization Identifier. Identifier">
            <text:p>Remittance Advice. Customization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mittance Advice. Profile Identifier. Identifier">
            <text:p>Remittance Advice. Profile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mittance Advice. Profile Execution Identifier. Identifier">
            <text:p>Remittance Advice. Profile Execution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mittance Advice. Identifier">
            <text:p>Remittance Advice.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mittance Advice. Copy_ Indicator. Indicator">
            <text:p>Remittance Advice. Copy_ Indicator. Indicator</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mittance Advice. UUID. Identifier">
            <text:p>Remittance Advice. UUID.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mittance Advice. Issue Date. Date">
            <text:p>Remittance Advice. Issue Date. Date</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mittance Advice. Issue Time. Time">
            <text:p>Remittance Advice. Issue Time. Time</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Remittance Advice. Note. Text">
            <text:p>Remittance Advice. Note. Text</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Remittance Advice. Document_ Currency Code. Code">
            <text:p>Remittance Advice. Document_ Currency Code. Code</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otalDebitAmount">
            <text:p>TotalDebitAmount</text:p>
          </table:table-cell>
          <table:table-cell office:value-type="string" table:style-name="ce9" office:string-value="Remittance Advice. Total_ Debit Amount. Amount">
            <text:p>Remittance Advice. Total_ Debit Amount. Amoun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Total">
            <text:p>Total</text:p>
          </table:table-cell>
          <table:table-cell office:value-type="string" table:style-name="ce9" office:string-value="Debit">
            <text:p>Debit</text:p>
          </table:table-cell>
          <table:table-cell office:value-type="string" table:style-name="ce9" office:string-value="Amount">
            <text:p>Amount</text:p>
          </table:table-cell>
          <table:table-cell office:value-type="string" table:style-name="ce11" table:formula="of:=IF([.F14]&lt;&gt;&quot;&quot;;CONCATENATE([.F14];&quot; &quot;;[.G14]);[.G14])" office:string-value="Debit Amount">
            <text:p>Deb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4]&lt;&gt;&quot;&quot;;CONCATENATE([.J14];&quot;_ &quot;;[.I14];&quot;. Type&quot;);CONCATENATE([.I14];&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s of all debit amounts for the Remittance Advice.">
            <text:p>The totals of all debit amounts for the Remittance Advi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otalCreditAmount">
            <text:p>TotalCreditAmount</text:p>
          </table:table-cell>
          <table:table-cell office:value-type="string" table:style-name="ce9" office:string-value="Remittance Advice. Total_ Credit Amount. Amount">
            <text:p>Remittance Advice. Total_ Credit Amount. Amoun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Total">
            <text:p>Total</text:p>
          </table:table-cell>
          <table:table-cell office:value-type="string" table:style-name="ce9" office:string-value="Credit">
            <text:p>Credit</text:p>
          </table:table-cell>
          <table:table-cell office:value-type="string" table:style-name="ce9" office:string-value="Amount">
            <text:p>Amount</text:p>
          </table:table-cell>
          <table:table-cell office:value-type="string" table:style-name="ce11" table:formula="of:=IF([.F15]&lt;&gt;&quot;&quot;;CONCATENATE([.F15];&quot; &quot;;[.G15]);[.G15])" office:string-value="Credit Amount">
            <text:p>Cred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5]&lt;&gt;&quot;&quot;;CONCATENATE([.J15];&quot;_ &quot;;[.I15];&quot;. Type&quot;);CONCATENATE([.I15];&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s of all credit amounts for the Remittance Advice.">
            <text:p>The totals of all credit amounts for the Remittance Advi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TotalPaymentAmount">
            <text:p>TotalPaymentAmount</text:p>
          </table:table-cell>
          <table:table-cell office:value-type="string" table:style-name="ce9" office:string-value="Remittance Advice. Total_ Payment Amount. Amount">
            <text:p>Remittance Advice. Total_ Payment Amount. Amoun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Total">
            <text:p>Total</text:p>
          </table:table-cell>
          <table:table-cell office:value-type="string" table:style-name="ce9" office:string-value="Payment">
            <text:p>Payment</text:p>
          </table:table-cell>
          <table:table-cell office:value-type="string" table:style-name="ce9" office:string-value="Amount">
            <text:p>Amount</text:p>
          </table:table-cell>
          <table:table-cell office:value-type="string" table:style-name="ce11" table:formula="of:=IF([.F16]&lt;&gt;&quot;&quot;;CONCATENATE([.F16];&quot; &quot;;[.G16]);[.G16])" office:string-value="Payment Amount">
            <text:p>Paymen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6]&lt;&gt;&quot;&quot;;CONCATENATE([.J16];&quot;_ &quot;;[.I16];&quot;. Type&quot;);CONCATENATE([.I16];&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payable amount for the Remittance Advice (must be positive).">
            <text:p>The total payable amount for the Remittance Advice (must be positiv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PaymentOrderReference">
            <text:p>PaymentOrderReference</text:p>
          </table:table-cell>
          <table:table-cell office:value-type="string" table:style-name="ce9" office:string-value="Remittance Advice. Payment Order Reference. Text">
            <text:p>Remittance Advice. Payment Order Reference. Text</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Payment Order">
            <text:p>Payment Order</text:p>
          </table:table-cell>
          <table:table-cell office:value-type="string" table:style-name="ce9" office:string-value="Reference">
            <text:p>Reference</text:p>
          </table:table-cell>
          <table:table-cell office:value-type="string" table:style-name="ce11" table:formula="of:=IF([.F17]&lt;&gt;&quot;&quot;;CONCATENATE([.F17];&quot; &quot;;[.G17]);[.G17])" office:string-value="Payment Order Reference">
            <text:p>Payment Order 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ternal reference to the order for payment from the payer to the payer's bank.">
            <text:p>An internal reference to the order for payment from the payer to the payer's bank.</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6) changed from A reference to the Payment Order (from the Payer to the Payer s bank). to An internal reference to the order for payment from the Payer to the Payer s bank. ">
            <text:p>Changes for UBL 2.0 Update Package: Definition (cell Q16) changed from <text:s/>A reference to the Payment Order (from the Payer to the Payer s bank). <text:s text:c="2"/>to <text:s/>An internal reference to the order for payment from the Payer to the Payer s bank. </text:p>
          </table:table-cell>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ayerReference">
            <text:p>PayerReference</text:p>
          </table:table-cell>
          <table:table-cell office:value-type="string" table:style-name="ce9" office:string-value="Remittance Advice. Payer_ Reference. Text">
            <text:p>Remittance Advice. Payer_ Reference. Tex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Payer">
            <text:p>Payer</text:p>
          </table:table-cell>
          <table:table-cell table:style-name="ce9" office:value-type="string" office:string-value=""/>
          <table:table-cell office:value-type="string" table:style-name="ce9" office:string-value="Reference">
            <text:p>Reference</text:p>
          </table:table-cell>
          <table:table-cell office:value-type="string" table:style-name="ce11" table:formula="of:=IF([.F18]&lt;&gt;&quot;&quot;;CONCATENATE([.F18];&quot; &quot;;[.G18]);[.G18])" office:string-value="Reference">
            <text:p>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8]&lt;&gt;&quot;&quot;;CONCATENATE([.J18];&quot;_ &quot;;[.I18];&quot;. Type&quot;);CONCATENATE([.I18];&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ternal reference to the payer's order for payment.">
            <text:p>An internal reference to the payer's order for pay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7) changed from The Payer; s internal reference for the payment. to An internal reference to the Payer s order for payment. ">
            <text:p>Changes for UBL 2.0 Update Package: Definition (cell Q17) changed from <text:s/>The Payer; s internal reference for the payment. <text:s/>to <text:s/>An internal reference to the Payer s order for payment. </text:p>
          </table:table-cell>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InvoicingPartyReference">
            <text:p>InvoicingPartyReference</text:p>
          </table:table-cell>
          <table:table-cell office:value-type="string" table:style-name="ce9" office:string-value="Remittance Advice. Invoicing Party_ Reference. Text">
            <text:p>Remittance Advice. Invoicing Party_ Reference. Tex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Invoicing Party">
            <text:p>Invoicing Party</text:p>
          </table:table-cell>
          <table:table-cell table:style-name="ce9" office:value-type="string" office:string-value=""/>
          <table:table-cell office:value-type="string" table:style-name="ce9" office:string-value="Reference">
            <text:p>Reference</text:p>
          </table:table-cell>
          <table:table-cell office:value-type="string" table:style-name="ce11" table:formula="of:=IF([.F19]&lt;&gt;&quot;&quot;;CONCATENATE([.F19];&quot; &quot;;[.G19]);[.G19])" office:string-value="Reference">
            <text:p>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9]&lt;&gt;&quot;&quot;;CONCATENATE([.J19];&quot;_ &quot;;[.I19];&quot;. Type&quot;);CONCATENATE([.I19];&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ternal reference to the order for payment by the invoicing party. This may have been requested of the payer by the payee to accompany the payer's remittance.">
            <text:p>An internal reference to the order for payment by the invoicing party. This may have been requested of the payer by the payee to accompany the payer's remit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8) changed from The Invoicing Party s reference to the payment, previously requested of the Payer to accompany remittance. to An internal reference of the order for payment for the Invoicing Party. This may have been requested by the Payee of the Payer to accompany their remittance. ">
            <text:p>Changes for UBL 2.0 Update Package: Definition (cell Q18) changed from <text:s/>The Invoicing Party s reference to the payment, previously requested of the Payer to accompany remittance. <text:s text:c="2"/>to <text:s/>An internal reference of the order for payment for the Invoicing Party. This may have been requested by the Payee of the Payer to accompany their remittance. </text:p>
          </table:table-cell>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LineCountNumeric">
            <text:p>LineCountNumeric</text:p>
          </table:table-cell>
          <table:table-cell office:value-type="string" table:style-name="ce9" office:string-value="Remittance Advice. Line Count. Numeric">
            <text:p>Remittance Advice. Line Count. Numeric</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20]&lt;&gt;&quot;&quot;;CONCATENATE([.F20];&quot; &quot;;[.G20]);[.G20])"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20]&lt;&gt;&quot;&quot;;CONCATENATE([.J20];&quot;_ &quot;;[.I20];&quot;. Type&quot;);CONCATENATE([.I20];&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mittance Advice Lines in the document.">
            <text:p>The number of Remittance Advice Lines 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nvoicePeriod">
            <text:p>InvoicePeriod</text:p>
          </table:table-cell>
          <table:table-cell table:style-name="ce10" office:value-type="string" office:string-value="Remittance Advice. Invoice_ Period. Period">
            <text:p>Remittance Advice. Invoice_ Period. Period</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Invoice">
            <text:p>Invoice</text:p>
          </table:table-cell>
          <table:table-cell table:style-name="ce10" office:value-type="string" office:string-value=""/>
          <table:table-cell table:style-name="ce10" office:value-type="string" office:string-value=""/>
          <table:table-cell table:style-name="ce10" table:formula="of:=[.M21]"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rather than a specific invoice) associated with this document.">
            <text:p>A period (rather than a specific invoice)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illingReference">
            <text:p>BillingReference</text:p>
          </table:table-cell>
          <table:table-cell table:style-name="ce10" office:value-type="string" office:string-value="Remittance Advice. Billing Reference">
            <text:p>Remittance Advice. Billing Referenc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Billing Reference">
            <text:p>Billing Reference</text:p>
          </table:table-cell>
          <table:table-cell table:style-name="ce10" office:value-type="string"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Billing Reference">
            <text:p>Billing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AdditionalDocumentReference">
            <text:p>AdditionalDocumentReference</text:p>
          </table:table-cell>
          <table:table-cell table:style-name="ce10" office:value-type="string" office:string-value="Remittance Advice. Additional_ Document Reference. Document Reference">
            <text:p>Remittance Advice. Additional_ Document Reference. Document Referenc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ignature">
            <text:p>Signature</text:p>
          </table:table-cell>
          <table:table-cell table:style-name="ce10" office:value-type="string" office:string-value="Remittance Advice. Signature">
            <text:p>Remittance Advice. Signatur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ccountingCustomerParty">
            <text:p>AccountingCustomerParty</text:p>
          </table:table-cell>
          <table:table-cell table:style-name="ce10" office:value-type="string" office:string-value="Remittance Advice. Accounting_ Customer Party. Customer Party">
            <text:p>Remittance Advice. Accounting_ Customer Party. Customer Party</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AccountingSupplierParty">
            <text:p>AccountingSupplierParty</text:p>
          </table:table-cell>
          <table:table-cell table:style-name="ce10" office:value-type="string" office:string-value="Remittance Advice. Accounting_ Supplier Party. Supplier Party">
            <text:p>Remittance Advice. Accounting_ Supplier Party. Supplier Party</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6]"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ayeeParty">
            <text:p>PayeeParty</text:p>
          </table:table-cell>
          <table:table-cell table:style-name="ce10" office:value-type="string" office:string-value="Remittance Advice. Payee_ Party. Party">
            <text:p>Remittance Advice. Payee_ Party. Party</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Payee">
            <text:p>Payee</text:p>
          </table:table-cell>
          <table:table-cell table:style-name="ce10" office:value-type="string" office:string-value=""/>
          <table:table-cell table:style-name="ce10" office:value-type="string" office:string-value=""/>
          <table:table-cell table:style-name="ce10" table:formula="of:=[.M2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yee.">
            <text:p>The paye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PaymentMeans">
            <text:p>PaymentMeans</text:p>
          </table:table-cell>
          <table:table-cell table:style-name="ce10" office:value-type="string" office:string-value="Remittance Advice. Payment Means">
            <text:p>Remittance Advice. Payment Means</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Payment Means">
            <text:p>Payment Means</text:p>
          </table:table-cell>
          <table:table-cell table:style-name="ce10" office:value-type="string"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Means">
            <text:p>Payment Mean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Expected means of payment.">
            <text:p>Expected means of pay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TaxTotal">
            <text:p>TaxTotal</text:p>
          </table:table-cell>
          <table:table-cell table:style-name="ce10" office:value-type="string" office:string-value="Remittance Advice. Tax Total">
            <text:p>Remittance Advice. Tax Total</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9]" office:value-type="string" office:string-value="Tax Total">
            <text:p>Tax Total</text:p>
          </table:table-cell>
          <table:table-cell table:style-name="ce10" office:value-type="string"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ax Total">
            <text:p>Tax Total</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otal amount of a specific type of tax.">
            <text:p>The total amount of a specific type of tax.</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RemittanceAdviceLine">
            <text:p>RemittanceAdviceLine</text:p>
          </table:table-cell>
          <table:table-cell table:style-name="ce10" office:value-type="string" office:string-value="Remittance Advice. Remittance Advice Line">
            <text:p>Remittance Advice. Remittance Advice Lin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Remittance Advice Line">
            <text:p>Remittance Advice Line</text:p>
          </table:table-cell>
          <table:table-cell table:style-name="ce10" office:value-type="string" office:string-value="Remittance Advice Line">
            <text:p>Remittance Advic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mittance Advice Line">
            <text:p>Remittance Advic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specifying a balance.">
            <text:p>A line specifying a balanc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